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0513F443AE2D1D094D8.png" manifest:media-type="image/png"/>
  <manifest:file-entry manifest:full-path="Pictures/1000020100000500000005003171DE8BC8E111D3.png" manifest:media-type="image/png"/>
  <manifest:file-entry manifest:full-path="Pictures/10000D8C000027FD000038725AEFB460F45BD7E4.svg" manifest:media-type="image/svg+xml"/>
  <manifest:file-entry manifest:full-path="Pictures/10000201000002F100000320122814BA7DF98EB1.png" manifest:media-type="image/png"/>
  <manifest:file-entry manifest:full-path="Pictures/1000020100000320000000C3811E8FBAF14D2065.png" manifest:media-type="image/png"/>
  <manifest:file-entry manifest:full-path="Pictures/1000020100000396000004088451BBA7F03DB33D.png" manifest:media-type="image/png"/>
  <manifest:file-entry manifest:full-path="Pictures/100002010000048600000169AE05F55C04EF863B.png" manifest:media-type="image/png"/>
  <manifest:file-entry manifest:full-path="Pictures/1000020100000205000000830350358CE1F64448.png" manifest:media-type="image/png"/>
  <manifest:file-entry manifest:full-path="Pictures/10000201000003200000019014A78FDB9B6A3298.png" manifest:media-type="image/png"/>
  <manifest:file-entry manifest:full-path="Pictures/10000000000001C900000199625E5EAB4B5B2875.png" manifest:media-type="image/png"/>
  <manifest:file-entry manifest:full-path="Pictures/1000020100000467000003C70D1999C2B70E854D.png" manifest:media-type="image/png"/>
  <manifest:file-entry manifest:full-path="Pictures/10000201000004B0000003278DB5700BB5810C3C.png" manifest:media-type="image/png"/>
  <manifest:file-entry manifest:full-path="Pictures/1000020100000200000001128D2BA17E77595DF4.png" manifest:media-type="image/png"/>
  <manifest:file-entry manifest:full-path="Pictures/100002010000012E000001AB527897FA42C43B0B.png" manifest:media-type="image/png"/>
  <manifest:file-entry manifest:full-path="Pictures/10000000000001D1000001634DA8529DB3B24523.png" manifest:media-type="image/png"/>
  <manifest:file-entry manifest:full-path="Pictures/10000201000000B10000009272AA66447AEAADEC.png" manifest:media-type="image/png"/>
  <manifest:file-entry manifest:full-path="Pictures/10000201000001D40000019F104C36C15F8DC8DB.png" manifest:media-type="image/png"/>
  <manifest:file-entry manifest:full-path="Pictures/100000000000012F000000A60945CB4AC560DD8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103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602cm"/>
    </style:style>
    <style:style style:name="Tabla1.1" style:family="table-row">
      <style:table-row-properties style:min-row-height="2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2.506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3.657cm"/>
    </style:style>
    <style:style style:name="Tabla1.4" style:family="table-row">
      <style:table-row-properties style:min-row-height="2.649cm"/>
    </style:style>
    <style:style style:name="P1" style:family="paragraph" style:parent-style-name="Standard">
      <style:text-properties officeooo:paragraph-rsid="0015f758"/>
    </style:style>
    <style:style style:name="P2" style:family="paragraph" style:parent-style-name="Table_20_Contents">
      <style:text-properties officeooo:rsid="0015f758" officeooo:paragraph-rsid="0015f7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Imagen1" text:anchor-type="char" svg:width="3.009cm" svg:height="2.025cm" draw:z-index="0"><draw:image xlink:href="Pictures/10000201000004B0000003278DB5700BB5810C3C.png" xlink:type="simple" xlink:show="embed" xlink:actuate="onLoad" loext:mime-type="image/png"/></draw:frame>­</text:p>
          </table:table-cell>
          <table:table-cell table:style-name="Tabla1.B1" office:value-type="string">
            <text:p text:style-name="Table_20_Contents"><draw:frame draw:style-name="fr2" draw:name="Imagen6" text:anchor-type="char" svg:width="1.653cm" svg:height="1.857cm" draw:z-index="1"><draw:image xlink:href="Pictures/1000020100000396000004088451BBA7F03DB33D.png" xlink:type="simple" xlink:show="embed" xlink:actuate="onLoad" loext:mime-type="image/png"/></draw:frame></text:p>
          </table:table-cell>
        </table:table-row>
        <table:table-row table:style-name="Tabla1.2">
          <table:table-cell table:style-name="Tabla1.A2" office:value-type="string">
            <text:p text:style-name="Table_20_Contents"><draw:frame draw:style-name="fr2" draw:name="Imagen2" text:anchor-type="char" svg:width="7.253cm" svg:height="2.26cm" draw:z-index="2"><draw:image xlink:href="Pictures/100002010000048600000169AE05F55C04EF863B.png" xlink:type="simple" xlink:show="embed" xlink:actuate="onLoad" loext:mime-type="image/png"/></draw:frame><draw:frame draw:style-name="fr1" draw:name="Imagen9" text:anchor-type="char" svg:x="13.557cm" svg:y="1.558cm" svg:width="3.041cm" svg:height="0.771cm" draw:z-index="9"><draw:image xlink:href="Pictures/1000020100000205000000830350358CE1F64448.png" xlink:type="simple" xlink:show="embed" xlink:actuate="onLoad" loext:mime-type="image/png"/></draw:frame></text:p>
          </table:table-cell>
          <table:table-cell table:style-name="Tabla1.B2" office:value-type="string">
            <text:p text:style-name="Table_20_Contents"><draw:frame draw:style-name="fr1" draw:name="Imagen5" text:anchor-type="char" svg:x="0.081cm" svg:y="0.051cm" svg:width="1.864cm" svg:height="2.096cm" draw:z-index="5"><draw:image xlink:href="Pictures/1000020100000396000004088451BBA7F03DB33D.png" xlink:type="simple" xlink:show="embed" xlink:actuate="onLoad" loext:mime-type="image/png"/></draw:frame><draw:frame draw:style-name="fr1" draw:name="Imagen7" text:anchor-type="char" svg:x="2.318cm" svg:y="0.086cm" svg:width="2.447cm" svg:height="2.191cm" draw:z-index="6"><draw:image xlink:href="Pictures/10000000000001C900000199625E5EAB4B5B2875.png" xlink:type="simple" xlink:show="embed" xlink:actuate="onLoad" loext:mime-type="image/png"/></draw:frame><draw:frame draw:style-name="fr1" draw:name="Imagen8" text:anchor-type="char" svg:x="5.479cm" svg:y="0.086cm" svg:width="1.884cm" svg:height="1.009cm" draw:z-index="7"><draw:image xlink:href="Pictures/1000020100000200000001128D2BA17E77595DF4.png" xlink:type="simple" xlink:show="embed" xlink:actuate="onLoad" loext:mime-type="image/png"/></draw:frame></text:p>
          </table:table-cell>
        </table:table-row>
        <table:table-row table:style-name="Tabla1.3">
          <table:table-cell table:style-name="Tabla1.A2" office:value-type="string">
            <text:p text:style-name="Table_20_Contents"><draw:frame draw:style-name="fr2" draw:name="Imagen3" text:anchor-type="char" svg:width="6.761cm" svg:height="3.38cm" draw:z-index="3"><draw:image xlink:href="Pictures/10000201000003200000019014A78FDB9B6A3298.png" xlink:type="simple" xlink:show="embed" xlink:actuate="onLoad" loext:mime-type="image/png"/></draw:frame><draw:frame draw:style-name="fr1" draw:name="Imagen14" text:anchor-type="char" svg:x="8.509cm" svg:y="1.709cm" svg:width="2.882cm" svg:height="2.201cm" draw:z-index="12"><draw:image xlink:href="Pictures/10000000000001D1000001634DA8529DB3B24523.png" xlink:type="simple" xlink:show="embed" xlink:actuate="onLoad" loext:mime-type="image/png"/></draw:frame><draw:frame draw:style-name="fr1" draw:name="Imagen17" text:anchor-type="char" svg:x="13.88cm" svg:y="1.76cm" svg:width="3.041cm" svg:height="0.771cm" draw:z-index="14"><draw:image xlink:href="Pictures/1000020100000205000000830350358CE1F64448.png" xlink:type="simple" xlink:show="embed" xlink:actuate="onLoad" loext:mime-type="image/png"/></draw:frame><draw:frame draw:style-name="fr1" draw:name="Imagen15" text:anchor-type="char" svg:x="11.446cm" svg:y="1.808cm" svg:width="2.258cm" svg:height="2cm" draw:z-index="13"><draw:image xlink:href="Pictures/10000201000001D40000019F104C36C15F8DC8DB.png" xlink:type="simple" xlink:show="embed" xlink:actuate="onLoad" loext:mime-type="image/png"/></draw:frame></text:p>
          </table:table-cell>
          <table:table-cell table:style-name="Tabla1.B2" office:value-type="string">
            <text:p text:style-name="Table_20_Contents"><draw:frame draw:style-name="fr1" draw:name="Imagen13" text:anchor-type="char" svg:x="3.575cm" svg:y="0cm" svg:width="1.868cm" svg:height="1.542cm" draw:z-index="11"><draw:image xlink:href="Pictures/10000201000000B10000009272AA66447AEAADEC.png" xlink:type="simple" xlink:show="embed" xlink:actuate="onLoad" loext:mime-type="image/png"/></draw:frame><draw:frame draw:style-name="fr1" draw:name="Imagen16" text:anchor-type="char" svg:x="5.987cm" svg:y="0.305cm" svg:width="1.884cm" svg:height="1.009cm" draw:z-index="17"><draw:image xlink:href="Pictures/1000020100000200000001128D2BA17E77595DF4.png" xlink:type="simple" xlink:show="embed" xlink:actuate="onLoad" loext:mime-type="image/png"/></draw:frame><draw:frame draw:style-name="fr1" draw:name="Imagen12" text:anchor-type="char" svg:x="0.104cm" svg:y="0.026cm" svg:width="2.898cm" svg:height="1.588cm" draw:z-index="19"><draw:image xlink:href="Pictures/100000000000012F000000A60945CB4AC560DD80.jpg" xlink:type="simple" xlink:show="embed" xlink:actuate="onLoad" loext:mime-type="image/jpeg"/></draw:frame></text:p>
          </table:table-cell>
        </table:table-row>
        <table:table-row table:style-name="Tabla1.4">
          <table:table-cell table:style-name="Tabla1.A2" office:value-type="string">
            <text:p text:style-name="Table_20_Contents"><draw:frame draw:style-name="fr2" draw:name="Imagen4" text:anchor-type="char" svg:width="4.531cm" svg:height="3.888cm" draw:z-index="4"><draw:image xlink:href="Pictures/1000020100000467000003C70D1999C2B70E854D.png" xlink:type="simple" xlink:show="embed" xlink:actuate="onLoad" loext:mime-type="image/png"/></draw:frame><draw:frame draw:style-name="fr1" draw:name="Imagen18" text:anchor-type="char" svg:x="8.809cm" svg:y="3.004cm" svg:width="3.87cm" svg:height="0.944cm" draw:z-index="15"><draw:image xlink:href="Pictures/1000020100000320000000C3811E8FBAF14D2065.png" xlink:type="simple" xlink:show="embed" xlink:actuate="onLoad" loext:mime-type="image/png"/></draw:frame><draw:frame draw:style-name="fr1" draw:name="Imagen19" text:anchor-type="char" svg:x="8.876cm" svg:y="1.085cm" svg:width="1.672cm" svg:height="1.776cm" draw:z-index="16"><draw:image xlink:href="Pictures/10000201000002F100000320122814BA7DF98EB1.png" xlink:type="simple" xlink:show="embed" xlink:actuate="onLoad" loext:mime-type="image/png"/></draw:frame><draw:frame draw:style-name="fr1" draw:name="Imagen11" text:anchor-type="char" svg:x="12.444cm" svg:y="1.129cm" svg:width="4.367cm" svg:height="1.108cm" draw:z-index="10"><draw:image xlink:href="Pictures/1000020100000205000000830350358CE1F64448.png" xlink:type="simple" xlink:show="embed" xlink:actuate="onLoad" loext:mime-type="image/png"/></draw:frame><draw:frame draw:style-name="fr1" draw:name="Imagen21" text:anchor-type="char" svg:x="13.575cm" svg:y="2.505cm" svg:width="1.198cm" svg:height="1.69cm" draw:z-index="20"><draw:image xlink:href="Pictures/10000D8C000027FD000038725AEFB460F45BD7E4.svg" xlink:type="simple" xlink:show="embed" xlink:actuate="onLoad" loext:mime-type="image/svg+xml"/><draw:image xlink:href="Pictures/100002010000012E000001AB527897FA42C43B0B.png" xlink:type="simple" xlink:show="embed" xlink:actuate="onLoad" loext:mime-type="image/png"/></draw:frame><draw:frame draw:style-name="fr1" draw:name="Imagen22" text:anchor-type="char" svg:x="15.079cm" svg:y="2.491cm" svg:width="1.776cm" svg:height="1.776cm" draw:z-index="21"><draw:image xlink:href="Pictures/1000020100000500000005003171DE8BC8E111D3.png" xlink:type="simple" xlink:show="embed" xlink:actuate="onLoad" loext:mime-type="image/png"/></draw:frame></text:p>
          </table:table-cell>
          <table:table-cell table:style-name="Tabla1.B2" office:value-type="string">
            <text:p text:style-name="Table_20_Contents"><draw:frame draw:style-name="fr1" draw:name="Imagen10" text:anchor-type="char" svg:x="0.228cm" svg:y="0cm" svg:width="4.39cm" svg:height="1.016cm" draw:z-index="8"><draw:image xlink:href="Pictures/100000000000015E000000513F443AE2D1D094D8.png" xlink:type="simple" xlink:show="embed" xlink:actuate="onLoad" loext:mime-type="image/png"/></draw:frame><draw:frame draw:style-name="fr1" draw:name="Imagen20" text:anchor-type="char" svg:x="6.292cm" svg:y="0.005cm" svg:width="1.884cm" svg:height="1.009cm" draw:z-index="18"><draw:image xlink:href="Pictures/1000020100000200000001128D2BA17E77595DF4.png" xlink:type="simple" xlink:show="embed" xlink:actuate="onLoad" loext:mime-type="image/png"/></draw:frame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6T10:05:33.478878891</meta:creation-date>
    <dc:date>2023-07-16T15:13:45.103516099</dc:date>
    <meta:editing-duration>PT40M50S</meta:editing-duration>
    <meta:editing-cycles>4</meta:editing-cycles>
    <meta:generator>LibreOffice/6.4.7.2$Linux_X86_64 LibreOffice_project/40$Build-2</meta:generator>
    <meta:document-statistic meta:table-count="1" meta:image-count="22" meta:object-count="0" meta:page-count="1" meta:paragraph-count="1" meta:word-count="1" meta:character-count="1" meta:non-whitespace-character-count="1"/>
  </office:meta>
</office:document-meta>
</file>